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name-asian="Microsoft JhengHei" style:font-size-asian="20pt" style:font-size-complex="20pt"/>
    </style:style>
    <style:style style:name="P2" style:family="paragraph" style:parent-style-name="Standard">
      <style:paragraph-properties fo:line-height="9.88mm"/>
      <style:text-properties fo:font-size="10.5pt" officeooo:rsid="002ce5e9" officeooo:paragraph-rsid="002ce5e9" style:font-size-asian="10.5pt" style:font-size-complex="10.5pt"/>
    </style:style>
    <style:style style:name="P3" style:family="paragraph" style:parent-style-name="Standard">
      <style:paragraph-properties fo:line-height="11.29mm"/>
      <style:text-properties fo:font-size="14pt" officeooo:rsid="0034ced4" officeooo:paragraph-rsid="0034ced4" style:font-size-asian="16pt" style:font-size-complex="14pt"/>
    </style:style>
    <style:style style:name="P4" style:family="paragraph" style:parent-style-name="Standard">
      <style:paragraph-properties fo:line-height="11.29mm"/>
      <style:text-properties fo:font-size="14pt" officeooo:rsid="0034ced4" officeooo:paragraph-rsid="00374ce8" style:font-size-asian="16pt" style:font-size-complex="14pt"/>
    </style:style>
    <style:style style:name="P5" style:family="paragraph" style:parent-style-name="Standard">
      <style:paragraph-properties fo:line-height="11.29mm"/>
      <style:text-properties fo:font-size="14pt" officeooo:rsid="0034ced4" officeooo:paragraph-rsid="0039e783" style:font-size-asian="16pt" style:font-size-complex="14pt"/>
    </style:style>
    <style:style style:name="P6" style:family="paragraph" style:parent-style-name="Standard">
      <style:paragraph-properties fo:line-height="7.06mm"/>
      <style:text-properties fo:font-size="9pt" officeooo:rsid="00374ce8" officeooo:paragraph-rsid="00374ce8" style:font-size-asian="9pt" style:font-size-complex="9pt"/>
    </style:style>
    <style:style style:name="P7" style:family="paragraph" style:parent-style-name="Standard">
      <style:paragraph-properties fo:line-height="11.29mm" fo:break-before="page"/>
      <style:text-properties fo:font-size="14pt" officeooo:rsid="0034ced4" officeooo:paragraph-rsid="0034ced4" style:font-size-asian="16pt" style:font-size-complex="14pt"/>
    </style:style>
    <style:style style:name="T1" style:family="text">
      <style:text-properties fo:font-size="14pt" officeooo:rsid="0034ced4" style:font-size-asian="16pt" style:font-size-complex="14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無形書院 經典會讀 資料]</text:p>
      <text:p text:style-name="P1">莊子‧雜篇‧寓言</text:p>
      <text:p text:style-name="P3">寓言十九，<text:ruby text:style-name="Ru1"><text:ruby-base>重</text:ruby-base><text:ruby-text>zhòng</text:ruby-text></text:ruby>言十七，<text:ruby text:style-name="Ru1"><text:ruby-base>卮</text:ruby-base><text:ruby-text>zhī</text:ruby-text></text:ruby>言日出，和以天<text:ruby text:style-name="Ru1"><text:ruby-base>倪</text:ruby-base><text:ruby-text>ní</text:ruby-text></text:ruby>。寓言十九，藉外論之。親父不為其子媒。親父譽之，不若非其父者也；非吾罪也，人之罪也。與己同則<text:ruby text:style-name="Ru1"><text:ruby-base>應</text:ruby-base><text:ruby-text>yìng</text:ruby-text></text:ruby>，不與己同則反，同於己為是之，異於己為非之。重言十七，所以已言也，是為<text:ruby text:style-name="Ru1"><text:ruby-base>耆</text:ruby-base><text:ruby-text>qí</text:ruby-text></text:ruby>艾。年先矣，而無經緯本末以期年耆者，是非先也。人而無以先人，無人道也；人而無人道，是之謂陳人。 </text:p>
      <text:p text:style-name="P6"/>
      <text:p text:style-name="P4">卮言日出，和以天倪，因以曼衍，所以窮年。不言則齊，齊與言不齊，言與齊不齊也，故曰無言。言無言，終身言，未嘗言；終身不言，未嘗不言。有自也而可，有自也而不可；有自也而然，有自也而不然。<text:ruby text:style-name="Ru1"><text:ruby-base>惡</text:ruby-base><text:ruby-text>wū</text:ruby-text></text:ruby>乎然？然於然。惡乎不然？不然於不然。惡乎可？可於可。惡乎不可？不可於不可。物固有所然，物固有所可，無物不然，無物不可。非卮言日出，和以天倪，孰得其久！萬物皆<text:ruby text:style-name="Ru1"><text:ruby-base>種</text:ruby-base><text:ruby-text>zhǒng</text:ruby-text></text:ruby>也，以不同形相<text:ruby text:style-name="Ru1"><text:ruby-base>禪</text:ruby-base><text:ruby-text>shɑ̀n</text:ruby-text></text:ruby>，始卒若環，莫得其倫，是謂天均。天均者，天倪也。 </text:p>
      <text:p text:style-name="P6"/>
      <text:p text:style-name="P4">莊子謂惠子曰：「孔子行年六十而六十化，始時所是，卒而非之，未知今之所謂是之非五十九年非也。」惠子曰：「孔子勤志服<text:ruby text:style-name="Ru1"><text:ruby-base>知</text:ruby-base><text:ruby-text>zhì</text:ruby-text></text:ruby>也。」莊子曰：「孔子謝之矣，而其未之嘗言。孔子云：『夫受才乎大本，復靈以生。』鳴而當律，言而當法，利義陳乎前，而好惡是非直服人之口而已矣。使人乃以心服而不敢<text:ruby text:style-name="Ru1"><text:ruby-base>蘁</text:ruby-base><text:ruby-text>wù</text:ruby-text></text:ruby>立，定天下之定。已乎已乎！吾且不得及彼乎！」 </text:p>
      <text:p text:style-name="P6"/>
      <text:p text:style-name="P4">曾子再仕而心再化，曰：「吾及親仕，三釜而心<text:ruby text:style-name="Ru1"><text:ruby-base>樂</text:ruby-base><text:ruby-text>lè</text:ruby-text></text:ruby>；後仕，三千鍾而不<text:ruby text:style-name="Ru1"><text:ruby-base>洎</text:ruby-base><text:ruby-text>jì</text:ruby-text></text:ruby>，吾心悲。」弟子問於仲尼曰：「若<text:ruby text:style-name="Ru1"><text:ruby-base>參</text:ruby-base><text:ruby-text>shēn</text:ruby-text></text:ruby>者，可謂無所<text:ruby text:style-name="Ru1"><text:ruby-base>縣</text:ruby-base><text:ruby-text>xuɑ́n</text:ruby-text></text:ruby>其罪乎？」曰：「既已縣矣。夫無所縣者，可以有哀乎？彼視三釜、三千鍾，如觀雀蚊虻相過乎前也。」 </text:p>
      <text:p text:style-name="P7"/>
      <text:p text:style-name="P4">顏成子游謂東郭子<text:ruby text:style-name="Ru1"><text:ruby-base>綦</text:ruby-base><text:ruby-text>qí</text:ruby-text></text:ruby>曰：自吾聞子之言，一年而野，二年而從，三年而通，四年而物，五年而來，六年而鬼入，七年而天成，八年而不知死、不知生，九年而大妙。 </text:p>
      <text:p text:style-name="P6"/>
      <text:p text:style-name="P5">生有為，死也。勸公：以其死也，有自也；而生陽也，無自也。而果然乎？惡乎其所適？惡乎其所不適？天有曆數，地有人據，吾惡乎求之？莫知其所終，若之何<text:ruby text:style-name="Ru1"><text:ruby-base>其</text:ruby-base><text:ruby-text>qǐ</text:ruby-text></text:ruby>無命<text:ruby text:style-name="Ru1"><text:ruby-base>也</text:ruby-base><text:ruby-text>yé</text:ruby-text></text:ruby>？莫知其所始，若之何<text:ruby text:style-name="Ru1"><text:ruby-base>其</text:ruby-base><text:ruby-text>qǐ</text:ruby-text></text:ruby>有命<text:ruby text:style-name="Ru1"><text:ruby-base>也</text:ruby-base><text:ruby-text>yé</text:ruby-text></text:ruby>？有以相應也，若之何<text:ruby text:style-name="Ru1"><text:ruby-base>其</text:ruby-base><text:ruby-text>qǐ</text:ruby-text></text:ruby>無鬼邪？無以相應也，若之何<text:ruby text:style-name="Ru1"><text:ruby-base>其</text:ruby-base><text:ruby-text>qǐ</text:ruby-text></text:ruby>有鬼邪？」 </text:p>
      <text:p text:style-name="P6"/>
      <text:p text:style-name="P4">眾罔兩問於景曰：「若向也俯而今也仰，向也括而今<text:ruby text:style-name="Ru1"><text:ruby-base>被</text:ruby-base><text:ruby-text>pī</text:ruby-text></text:ruby>髮，向也坐而今也起，向也行而今也止，何也？」景曰：「搜搜也，奚稍問<text:ruby text:style-name="Ru1"><text:ruby-base>也</text:ruby-base><text:ruby-text>yé</text:ruby-text></text:ruby>？予有而不知其所以。予，<text:ruby text:style-name="Ru1"><text:ruby-base>蜩</text:ruby-base><text:ruby-text>tiɑ́o</text:ruby-text></text:ruby>甲也，蛇<text:ruby text:style-name="Ru1"><text:ruby-base>蛻</text:ruby-base><text:ruby-text>tuì</text:ruby-text></text:ruby>也，似之而非也。火與日，吾屯也；陰與夜，吾代也。彼，吾所以有待邪？而況乎以有待者乎！彼來則我與之來，彼往則我與之往，彼強陽則我與之強陽。強陽者，又何以有問乎！」 </text:p>
      <text:p text:style-name="P6"/>
      <text:p text:style-name="P5">陽子居南之沛，老聃西遊於秦，邀於郊，至於梁而遇老子。老子中道仰天而歎曰：「始以汝為可教，今不可也。」陽子居不答。至舍，進<text:ruby text:style-name="Ru1"><text:ruby-base>盥</text:ruby-base><text:ruby-text>guɑ̀n</text:ruby-text></text:ruby>漱巾<text:ruby text:style-name="Ru1"><text:ruby-base>櫛</text:ruby-base><text:ruby-text>jié</text:ruby-text></text:ruby>，脫<text:ruby text:style-name="Ru1"><text:ruby-base>屨</text:ruby-base><text:ruby-text>lǚ</text:ruby-text></text:ruby>戶外，膝行而前曰：「向者弟子欲請夫子，夫子行不<text:ruby text:style-name="Ru1"><text:ruby-base>閒</text:ruby-base><text:ruby-text>xiɑ́n</text:ruby-text></text:ruby>，是以不敢。今<text:ruby text:style-name="Ru1"><text:ruby-base>閒</text:ruby-base><text:ruby-text>xiɑ́n</text:ruby-text></text:ruby>矣，請問其過。」老子曰：「而<text:ruby text:style-name="Ru1"><text:ruby-base>睢</text:ruby-base><text:ruby-text>suī</text:ruby-text></text:ruby>睢<text:ruby text:style-name="Ru1"><text:ruby-base>盱</text:ruby-base><text:ruby-text>xū</text:ruby-text></text:ruby>盱，而誰與居？大白若辱，盛德若不足。」陽子居蹴然變容曰：「敬聞命矣。」其往也，舍者迎將其家，公執席，妻執巾櫛，舍者避席，煬者避灶。其反也，<text:ruby text:style-name="Ru1"><text:ruby-base>舍</text:ruby-base><text:ruby-text>shè</text:ruby-text></text:ruby>者與之爭席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10.5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9.33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6-01-01T23:05:35.047678112</dc:date>
    <dc:creator>ejsoon </dc:creator>
    <meta:editing-duration>PT3H1M38S</meta:editing-duration>
    <meta:editing-cycles>18</meta:editing-cycles>
    <meta:generator>LibreOffice/4.2.7.2$Linux_X86_64 LibreOffice_project/420m0$Build-2</meta:generator>
    <meta:document-statistic meta:table-count="0" meta:image-count="0" meta:object-count="0" meta:page-count="2" meta:paragraph-count="10" meta:word-count="1172" meta:character-count="1181" meta:non-whitespace-character-count="1172"/>
  </office:meta>
</office:document-meta>
</file>